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a362" officeooo:paragraph-rsid="001ea362"/>
    </style:style>
    <style:style style:name="P2" style:family="paragraph" style:parent-style-name="Standard">
      <style:text-properties officeooo:rsid="001c9ea2" officeooo:paragraph-rsid="001ea362"/>
    </style:style>
    <style:style style:name="P3" style:family="paragraph" style:parent-style-name="Standard">
      <style:text-properties officeooo:rsid="001eb4ea" officeooo:paragraph-rsid="001ea362"/>
    </style:style>
    <style:style style:name="P4" style:family="paragraph" style:parent-style-name="Standard">
      <style:text-properties officeooo:rsid="002009b8" officeooo:paragraph-rsid="002009b8"/>
    </style:style>
    <style:style style:name="P5" style:family="paragraph" style:parent-style-name="Standard">
      <style:text-properties officeooo:rsid="0021936f" officeooo:paragraph-rsid="0021936f"/>
    </style:style>
    <style:style style:name="P6" style:family="paragraph" style:parent-style-name="Standard">
      <style:text-properties fo:font-weight="bold" officeooo:rsid="0021936f" officeooo:paragraph-rsid="0021936f" style:font-weight-asian="bold" style:font-weight-complex="bold"/>
    </style:style>
    <style:style style:name="P7" style:family="paragraph" style:parent-style-name="Standard">
      <style:text-properties fo:font-weight="bold" officeooo:rsid="00226f24" officeooo:paragraph-rsid="00226f24" style:font-weight-asian="bold" style:font-weight-complex="bold"/>
    </style:style>
    <style:style style:name="P8" style:family="paragraph" style:parent-style-name="Standard">
      <style:text-properties fo:font-weight="bold" officeooo:rsid="0024a7d5" officeooo:paragraph-rsid="0024a7d5" style:font-weight-asian="bold" style:font-weight-complex="bold"/>
    </style:style>
    <style:style style:name="P9" style:family="paragraph" style:parent-style-name="Standard">
      <style:text-properties fo:font-weight="normal" officeooo:rsid="00226f24" officeooo:paragraph-rsid="0021936f" style:font-weight-asian="normal" style:font-weight-complex="normal"/>
    </style:style>
    <style:style style:name="P10" style:family="paragraph" style:parent-style-name="Standard">
      <style:text-properties fo:font-weight="normal" officeooo:rsid="0022f4e7" officeooo:paragraph-rsid="00226f24" style:font-weight-asian="normal" style:font-weight-complex="normal"/>
    </style:style>
    <style:style style:name="P11" style:family="paragraph" style:parent-style-name="Standard">
      <style:text-properties fo:font-weight="normal" officeooo:rsid="0024a7d5" officeooo:paragraph-rsid="0024a7d5" style:font-weight-asian="normal" style:font-weight-complex="normal"/>
    </style:style>
    <style:style style:name="P12" style:family="paragraph" style:parent-style-name="Standard">
      <style:text-properties fo:font-weight="normal" officeooo:rsid="00266d0a" officeooo:paragraph-rsid="00266d0a" style:font-weight-asian="normal" style:font-weight-complex="normal"/>
    </style:style>
    <style:style style:name="P13" style:family="paragraph" style:parent-style-name="Standard">
      <style:text-properties fo:font-weight="normal" officeooo:rsid="00294ac8" officeooo:paragraph-rsid="00294ac8" style:font-weight-asian="normal" style:font-weight-complex="normal"/>
    </style:style>
    <style:style style:name="P14" style:family="paragraph" style:parent-style-name="Standard">
      <style:text-properties fo:font-weight="normal" officeooo:rsid="00294ca6" officeooo:paragraph-rsid="00294ca6" style:font-weight-asian="normal" style:font-weight-complex="normal"/>
    </style:style>
    <style:style style:name="P15" style:family="paragraph" style:parent-style-name="Standard">
      <style:text-properties fo:font-weight="normal" officeooo:rsid="002bc57a" officeooo:paragraph-rsid="002db921" style:font-weight-asian="normal" style:font-weight-complex="normal"/>
    </style:style>
    <style:style style:name="P16" style:family="paragraph" style:parent-style-name="Standard">
      <style:text-properties fo:font-weight="normal" officeooo:rsid="002bc57a" officeooo:paragraph-rsid="002e1637" style:font-weight-asian="normal" style:font-weight-complex="normal"/>
    </style:style>
    <style:style style:name="P17" style:family="paragraph" style:parent-style-name="Standard">
      <style:text-properties fo:font-weight="normal" officeooo:rsid="00311cc0" officeooo:paragraph-rsid="00311cc0" style:font-weight-asian="normal" style:font-weight-complex="normal"/>
    </style:style>
    <style:style style:name="P18" style:family="paragraph" style:parent-style-name="Standard">
      <style:text-properties fo:font-weight="normal" officeooo:rsid="00325cfb" officeooo:paragraph-rsid="00325cfb" style:font-weight-asian="normal" style:font-weight-complex="normal"/>
    </style:style>
    <style:style style:name="P19" style:family="paragraph" style:parent-style-name="Standard">
      <style:text-properties fo:font-weight="normal" officeooo:rsid="003395fc" officeooo:paragraph-rsid="003395fc" style:font-weight-asian="normal" style:font-weight-complex="normal"/>
    </style:style>
    <style:style style:name="P20" style:family="paragraph" style:parent-style-name="Standard">
      <style:text-properties fo:font-weight="normal" officeooo:rsid="0033b829" officeooo:paragraph-rsid="0033b829" style:font-weight-asian="normal" style:font-weight-complex="normal"/>
    </style:style>
    <style:style style:name="P21" style:family="paragraph" style:parent-style-name="Standard">
      <style:text-properties fo:font-weight="normal" officeooo:rsid="002e1637" officeooo:paragraph-rsid="002e1637" style:font-weight-asian="normal" style:font-weight-complex="normal"/>
    </style:style>
    <style:style style:name="P22" style:family="paragraph" style:parent-style-name="Standard">
      <style:text-properties style:font-name="Liberation Serif1" fo:font-weight="normal" officeooo:rsid="003395fc" officeooo:paragraph-rsid="003395fc" style:font-weight-asian="normal" style:font-weight-complex="normal"/>
    </style:style>
    <style:style style:name="P23" style:family="paragraph" style:parent-style-name="Standard">
      <style:text-properties style:font-name="Liberation Serif1" fo:font-weight="normal" officeooo:rsid="0033b829" officeooo:paragraph-rsid="0033b829" style:font-weight-asian="normal" style:font-weight-complex="normal"/>
    </style:style>
    <style:style style:name="P24" style:family="paragraph" style:parent-style-name="Standard">
      <style:text-properties style:font-name="Liberation Serif1" fo:font-weight="normal" officeooo:rsid="00359039" officeooo:paragraph-rsid="003ce2b6" style:font-weight-asian="normal" style:font-weight-complex="normal"/>
    </style:style>
    <style:style style:name="P25" style:family="paragraph" style:parent-style-name="Standard">
      <style:text-properties officeooo:rsid="003986f2" officeooo:paragraph-rsid="003986f2"/>
    </style:style>
    <style:style style:name="P26" style:family="paragraph" style:parent-style-name="Standard">
      <style:text-properties style:font-name="Liberation Serif1" fo:font-weight="normal" officeooo:rsid="003fb16c" officeooo:paragraph-rsid="003e2180" style:font-weight-asian="normal" style:font-weight-complex="normal"/>
    </style:style>
    <style:style style:name="P27" style:family="paragraph" style:parent-style-name="Standard">
      <style:text-properties style:font-name="Liberation Serif1" fo:font-weight="normal" officeooo:rsid="0042c8d4" officeooo:paragraph-rsid="0042c8d4" style:font-weight-asian="normal" style:font-weight-complex="normal"/>
    </style:style>
    <style:style style:name="P28" style:family="paragraph" style:parent-style-name="Standard">
      <style:text-properties style:font-name="Liberation Serif1" fo:font-weight="normal" officeooo:rsid="0042c8d4" officeooo:paragraph-rsid="0051f503" style:font-weight-asian="normal" style:font-weight-complex="normal"/>
    </style:style>
    <style:style style:name="P29" style:family="paragraph" style:parent-style-name="Standard">
      <style:text-properties style:font-name="Liberation Serif1" fo:font-weight="normal" officeooo:rsid="0043e996" officeooo:paragraph-rsid="0043e996" style:font-weight-asian="normal" style:font-weight-complex="normal"/>
    </style:style>
    <style:style style:name="P30" style:family="paragraph" style:parent-style-name="Standard">
      <style:text-properties style:font-name="Liberation Serif1" fo:font-weight="normal" officeooo:rsid="00458e00" officeooo:paragraph-rsid="00458e00" style:font-weight-asian="normal" style:font-weight-complex="normal"/>
    </style:style>
    <style:style style:name="P31" style:family="paragraph" style:parent-style-name="Standard">
      <style:text-properties style:font-name="Liberation Serif1" fo:font-weight="normal" officeooo:rsid="00476100" officeooo:paragraph-rsid="00476100" style:font-weight-asian="normal" style:font-weight-complex="normal"/>
    </style:style>
    <style:style style:name="P32" style:family="paragraph" style:parent-style-name="Standard">
      <style:text-properties style:font-name="Liberation Serif1" fo:font-weight="normal" officeooo:rsid="00490216" officeooo:paragraph-rsid="00490216" style:font-weight-asian="normal" style:font-weight-complex="normal"/>
    </style:style>
    <style:style style:name="P33" style:family="paragraph" style:parent-style-name="Standard">
      <style:text-properties style:font-name="Liberation Serif1" fo:font-weight="normal" officeooo:rsid="004ef078" officeooo:paragraph-rsid="004ef078" style:font-weight-asian="normal" style:font-weight-complex="normal"/>
    </style:style>
    <style:style style:name="P34" style:family="paragraph" style:parent-style-name="Standard">
      <style:text-properties style:font-name="Liberation Serif1" fo:font-weight="normal" officeooo:rsid="002f6914" officeooo:paragraph-rsid="0051f503" style:font-weight-asian="normal" style:font-weight-complex="normal"/>
    </style:style>
    <style:style style:name="P35" style:family="paragraph" style:parent-style-name="Standard">
      <style:text-properties style:font-name="Liberation Serif1" fo:font-weight="normal" officeooo:rsid="00249513" officeooo:paragraph-rsid="0051f503" style:font-weight-asian="normal" style:font-weight-complex="normal"/>
    </style:style>
    <style:style style:name="P36" style:family="paragraph" style:parent-style-name="Standard">
      <style:text-properties style:font-name="Liberation Serif1" fo:font-weight="normal" officeooo:rsid="002b32cf" officeooo:paragraph-rsid="0051f503" style:font-weight-asian="normal" style:font-weight-complex="normal"/>
    </style:style>
    <style:style style:name="P37" style:family="paragraph" style:parent-style-name="Standard">
      <style:text-properties style:font-name="Liberation Serif1" fo:font-weight="normal" officeooo:rsid="002c617b" officeooo:paragraph-rsid="0051f503" style:font-weight-asian="normal" style:font-weight-complex="normal"/>
    </style:style>
    <style:style style:name="P38" style:family="paragraph" style:parent-style-name="Standard">
      <style:text-properties style:font-name="Liberation Serif1" fo:font-weight="normal" officeooo:rsid="002d6e64" officeooo:paragraph-rsid="0051f503" style:font-weight-asian="normal" style:font-weight-complex="normal"/>
    </style:style>
    <style:style style:name="P39" style:family="paragraph" style:parent-style-name="Standard">
      <style:text-properties style:font-name="Liberation Serif1" fo:font-weight="normal" officeooo:rsid="002f3488" officeooo:paragraph-rsid="0051f503" style:font-weight-asian="normal" style:font-weight-complex="normal"/>
    </style:style>
    <style:style style:name="P40" style:family="paragraph" style:parent-style-name="Standard">
      <style:text-properties style:font-name="Liberation Serif1" fo:font-weight="bold" officeooo:rsid="003e2180" officeooo:paragraph-rsid="003e2180" style:font-weight-asian="bold" style:font-weight-complex="bold"/>
    </style:style>
    <style:style style:name="P41" style:family="paragraph" style:parent-style-name="Standard">
      <style:text-properties style:font-name="Liberation Serif1" fo:font-weight="bold" officeooo:rsid="0041f27b" officeooo:paragraph-rsid="0041f27b" style:font-weight-asian="bold" style:font-weight-complex="bold"/>
    </style:style>
    <style:style style:name="P42" style:family="paragraph" style:parent-style-name="Standard">
      <style:text-properties style:font-name="Liberation Serif1" fo:font-weight="bold" officeooo:rsid="0042c8d4" officeooo:paragraph-rsid="0042c8d4" style:font-weight-asian="bold" style:font-weight-complex="bold"/>
    </style:style>
    <style:style style:name="P43" style:family="paragraph" style:parent-style-name="Standard">
      <style:text-properties style:font-name="Liberation Serif1" fo:font-weight="bold" officeooo:rsid="00508cb7" officeooo:paragraph-rsid="00508cb7" style:font-weight-asian="bold" style:font-weight-complex="bold"/>
    </style:style>
    <style:style style:name="T1" style:family="text">
      <style:text-properties officeooo:rsid="001d0acc"/>
    </style:style>
    <style:style style:name="T2" style:family="text">
      <style:text-properties officeooo:rsid="001eb4ea"/>
    </style:style>
    <style:style style:name="T3" style:family="text">
      <style:text-properties fo:font-weight="bold" style:font-weight-asian="bold" style:font-weight-complex="bold"/>
    </style:style>
    <style:style style:name="T4" style:family="text">
      <style:text-properties officeooo:rsid="002009b8"/>
    </style:style>
    <style:style style:name="T5" style:family="text">
      <style:text-properties fo:font-weight="normal" style:font-weight-asian="normal" style:font-weight-complex="normal"/>
    </style:style>
    <style:style style:name="T6" style:family="text">
      <style:text-properties fo:font-weight="normal" officeooo:rsid="00223013" style:font-weight-asian="normal" style:font-weight-complex="normal"/>
    </style:style>
    <style:style style:name="T7" style:family="text">
      <style:text-properties fo:font-weight="normal" officeooo:rsid="00226f24" style:font-weight-asian="normal" style:font-weight-complex="normal"/>
    </style:style>
    <style:style style:name="T8" style:family="text">
      <style:text-properties fo:font-weight="normal" officeooo:rsid="0022f4e7" style:font-weight-asian="normal" style:font-weight-complex="normal"/>
    </style:style>
    <style:style style:name="T9" style:family="text">
      <style:text-properties fo:font-weight="normal" officeooo:rsid="003f201d" style:font-weight-asian="normal" style:font-weight-complex="normal"/>
    </style:style>
    <style:style style:name="T10" style:family="text">
      <style:text-properties fo:font-weight="normal" officeooo:rsid="003fb16c" style:font-weight-asian="normal" style:font-weight-complex="normal"/>
    </style:style>
    <style:style style:name="T11" style:family="text">
      <style:text-properties fo:font-weight="normal" officeooo:rsid="0041f27b" style:font-weight-asian="normal" style:font-weight-complex="normal"/>
    </style:style>
    <style:style style:name="T12" style:family="text">
      <style:text-properties fo:font-weight="normal" officeooo:rsid="004d4bdb" style:font-weight-asian="normal" style:font-weight-complex="normal"/>
    </style:style>
    <style:style style:name="T13" style:family="text">
      <style:text-properties fo:font-weight="normal" officeooo:rsid="00458e00" style:font-weight-asian="normal" style:font-weight-complex="normal"/>
    </style:style>
    <style:style style:name="T14" style:family="text">
      <style:text-properties officeooo:rsid="0022f4e7"/>
    </style:style>
    <style:style style:name="T15" style:family="text">
      <style:text-properties officeooo:rsid="00294ca6"/>
    </style:style>
    <style:style style:name="T16" style:family="text">
      <style:text-properties officeooo:rsid="002acd31"/>
    </style:style>
    <style:style style:name="T17" style:family="text">
      <style:text-properties officeooo:rsid="002db921"/>
    </style:style>
    <style:style style:name="T18" style:family="text">
      <style:text-properties style:font-name="Liberation Serif1"/>
    </style:style>
    <style:style style:name="T19" style:family="text">
      <style:text-properties style:font-name="Liberation Serif1" fo:font-weight="bold" style:font-weight-asian="bold" style:font-weight-complex="bold"/>
    </style:style>
    <style:style style:name="T20" style:family="text">
      <style:text-properties style:font-name="Liberation Serif1" officeooo:rsid="003986f2"/>
    </style:style>
    <style:style style:name="T21" style:family="text">
      <style:text-properties style:font-name="Liberation Serif"/>
    </style:style>
    <style:style style:name="T22" style:family="text">
      <style:text-properties officeooo:rsid="0036f37f"/>
    </style:style>
    <style:style style:name="T23" style:family="text">
      <style:text-properties officeooo:rsid="0038bd2c"/>
    </style:style>
    <style:style style:name="T24" style:family="text">
      <style:text-properties officeooo:rsid="003b233a"/>
    </style:style>
    <style:style style:name="T25" style:family="text">
      <style:text-properties officeooo:rsid="00458e00"/>
    </style:style>
    <style:style style:name="T26" style:family="text">
      <style:text-properties officeooo:rsid="00476100"/>
    </style:style>
    <style:style style:name="T27" style:family="text">
      <style:text-properties officeooo:rsid="004a6ce4"/>
    </style:style>
    <style:style style:name="T28" style:family="text">
      <style:text-properties officeooo:rsid="004d4bdb"/>
    </style:style>
    <style:style style:name="T29" style:family="text">
      <style:text-properties officeooo:rsid="00508cb7"/>
    </style:style>
    <style:style style:name="T30" style:family="text">
      <style:text-properties officeooo:rsid="002b32cf"/>
    </style:style>
    <style:style style:name="T31" style:family="text">
      <style:text-properties style:text-position="0% 100%"/>
    </style:style>
    <style:style style:name="T32" style:family="text">
      <style:text-properties style:text-position="0% 100%" fo:font-style="italic" style:font-style-asian="italic" style:font-style-complex="italic"/>
    </style:style>
    <style:style style:name="T33" style:family="text">
      <style:text-properties officeooo:rsid="002c617b"/>
    </style:style>
    <style:style style:name="T34" style:family="text">
      <style:text-properties fo:font-style="italic" style:font-style-asian="italic" style:font-style-complex="italic"/>
    </style:style>
    <style:style style:name="T35" style:family="text">
      <style:text-properties fo:font-style="italic" officeooo:rsid="002f3488" style:font-style-asian="italic" style:font-style-complex="italic"/>
    </style:style>
    <style:style style:name="T36" style:family="text">
      <style:text-properties style:text-position="sub 58%"/>
    </style:style>
    <style:style style:name="T37" style:family="text">
      <style:text-properties style:text-position="sub 58%" officeooo:rsid="002f3488"/>
    </style:style>
    <style:style style:name="T38" style:family="text">
      <style:text-properties officeooo:rsid="002f34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103</text:p>
      <text:p text:style-name="P25"><text:span text:style-name="T3">Kernel:</text:span> <text:span text:style-name="T24">Er et program som er kjernen til et operativsystem og har komplett kontroll over alt i systemet. Det er for de fleste operativsystem det første som starter ved start-up (etter bootloader). Den håndterer resten av oppstarten, input/output forespørsler fra andre programmer og oversetter til dataprosesserings instruksjoner til CPU’en. Den håndterer også minne og mus/tastatur osv.</text:span></text:p>
      <text:p text:style-name="P25"/>
      <text:p text:style-name="P2"><text:span text:style-name="T3">Operativsystem:</text:span> <text:span text:style-name="T1">Tilbyr et miljø</text:span> å starte programmer og tjenester <text:span text:style-name="T1">for andre program og brukere. Tjenester for brukeren kan være f.eks. Programutføring, I/O operasjoner, håndtering av filsystemet, kommunikasjon, feilfinning eller Brukergrensesnitt GUI/CLI. <text:s/>GUI (Grafisk brukergrensesnitt) er en brukervennlig metafor for grensesnitt og tar i bruk mus/tastatur etc mens en CLI (Command-line-interpreter) lar brukeren utføre kommandoer. Andre Systemtjenester kan være håndtering av resurser som blandt annet ressursalokering og ressursregnskap.</text:span></text:p>
      <text:p text:style-name="P2"/>
      <text:p text:style-name="P2"><text:span text:style-name="T3">Prosess: </text:span>En prosess er et program unter utføring <text:span text:style-name="T2">som danner grunnlaget for all beregning</text:span>. Prosessutføring er sekvensiell. <text:span text:style-name="T3">Et program </text:span>er en passiv del som er lagret på disk mens en prosess er aktiv (altså utføringen). Programmet blir en prosess når den lastes inn i hukommelsen. Et program kan bli flere prosesser og utføres via museklikk eller kommandolinjekall. </text:p>
      <text:p text:style-name="P2"/>
      <text:p text:style-name="P2">Prosesser endrer tilstand under utføring: </text:p>
      <text:p text:style-name="P2">ny: Prosessen opprettes</text:p>
      <text:p text:style-name="P2">kjører: instruksjoner utføres</text:p>
      <text:p text:style-name="P2">venter: programmet venter på en hendelse</text:p>
      <text:p text:style-name="P2">klar: prosessen venter på en prosessor </text:p>
      <text:p text:style-name="P2">avsluttet: prosessen er ferdig utført</text:p>
      <text:p text:style-name="P2"/>
      <text:p text:style-name="P3">En prosess kan også ha en eller flere underprosesser kalt childs. En prosess kan være uanhengig eller samarbeidende. Uavhengige prosesser kan ikke påvirke/bli påvirket av andre prosesser og det motsatte gjelder for samarbeidende prosesser. Samarbeid er kalt IPC og har fordeler i informasjonsdeling, raskere beregninger modularitet og praktisitet.</text:p>
      <text:p text:style-name="P1"/>
      <text:p text:style-name="P1"/>
      <text:p text:style-name="P1"><text:span text:style-name="T3">Sockets: </text:span>ER definert som et kommunikasjonssluttpunkt. Kommunikasjon skjer mellom socket par. I Java har man tre socket typer, TCP, tilkoblingsorientert, UDP ikke tilkoblingsorientert og Multicast, data kan sendes til flere mottakere. </text:p>
      <text:p text:style-name="P1"/>
      <text:p text:style-name="P1"><text:span text:style-name="T3">RPC:</text:span> abstraherer kall av prosedyrer mellom prosesser I et nettverk. <text:span text:style-name="T4">Stubs er en klientside proxy for den virkelige prosedyren på tjeneren. Klient-side-stub finner tjener og bestemmer parametere. Tjener-side-stub mottar melding reformerer parametere og utfører prosedyre på tjeneren.</text:span></text:p>
      <text:p text:style-name="P1"/>
      <text:p text:style-name="P4">Forbindelsen blir definert av IDL, interface definition language. Data blir representert med XDL (external data representation).</text:p>
      <text:p text:style-name="P4"/>
      <text:p text:style-name="P4"><text:span text:style-name="T3">Kanaler:</text:span> Tillater to prosesser å kommunisere. Deles inn i vanlige kanaler og navngitte kanaler. Navngitte kanaler er kraftigere enn vanlige kanaler og krever, i motsetning til vanlige kanaler, ikke noe foredre/barn forhold og kan brukes av flere prosesser begge veier. </text:p>
      <text:p text:style-name="P5"/>
      <text:p text:style-name="P6">Tråder: <text:span text:style-name="T5">Tråder kan forenkle kode og øke effektiviteten. Opprettelse av en tråd er lett mens opprettelsen av en prosess er tung. Tråder opprettes inni en applikasjon. Det kan være oppdatering av GUI, henting av data, stavekontroll, svare på nettverksforespørsel osv. Kjernen er vanligvis multitrådet og de fleste applikasjoner er flertrådet i dag. </text:span><text:span text:style-name="T6">Flere tråder gjør at responstiden går ned da utføring kan fortsette når en del venter på ressurser eller inndata fra bruker. </text:span><text:span text:style-name="T5"><text:s/></text:span><text:span text:style-name="T7">Tåder er også billigere å bytte kontekst på enn prosesser og man kan gjøre nytte av flertrådprosessor arkitektur. </text:span></text:p>
      <text:p text:style-name="P9"><text:soft-page-break/></text:p>
      <text:p text:style-name="P7">Amdahls lov:<text:span text:style-name="T5"> speedup &lt;= 1/(S + (1-S)/N identifiserer ytelsesøkning ved å øke antall kjerner(N) til en applikasjon som har både serielle (S andel) og paralelle komponenter. <text:s/></text:span><text:span text:style-name="T8">En applikasjon som er 75% paralell og 25% seriell øker dermed med 1,6 ganger fra en til 2 kjerner. Når N går mot uendelig går økningen mot 1/S. Den serielle delen har altså uforholdsmessig stor effekt på ytelsesforbedring når man øker antall kjerner. </text:span></text:p>
      <text:p text:style-name="P10"/>
      <text:p text:style-name="P8"><text:span text:style-name="T14">F</text:span>lertråder:<text:span text:style-name="T5"> Modeller for flertråder kan være mange til en , en til en eller mange til mange. </text:span></text:p>
      <text:p text:style-name="P11">Mange til en: lite brukt, tilsvarer f.eks. Mange brukertråder som går sammen til en kjernetråd. Hvis en blokkerer vil alle blokkeres. Flere tråder kan her ikke kjøres i paralell på flerkjernesysttem fordi bare en kan være kjernetråd om gangen. </text:p>
      <text:p text:style-name="P11">En-til-en: Hver brukertråd avbildes til en kjernetråd, når det lages en brukertråd, lages det en kjernetråd og flere samtidige tråder enn mange-til-en. Antall tråder per prosess begrenses av og til av overhead. Windows NT/XP/2000, Linux, Solaris 9</text:p>
      <text:p text:style-name="P11">Mange til mange: Tillater mange brukertråder å avbildes til mange kjernetråder. Tillater oss å opprette passende antall kjernetråder. Solaris før 9 og Windows NT/2000 med fiberpakke. </text:p>
      <text:p text:style-name="P12">To-nivå modell: Samme som MtM men tillater også en til en. HP- UX og Solaris 8 osv.</text:p>
      <text:p text:style-name="P12"/>
      <text:p text:style-name="P13"><text:span text:style-name="T3">Planleggere: </text:span><text:span text:style-name="T15">En prosessplanlegger velger hvilke tilgjengelige prosesser som skal bli den neste som får CPU tid. Den vedlikeholder planleggingskøer. Køene består av Klar-kø, joggkø og enhetskø og prosessene flyttes mellom de ulike køer etter status. </text:span></text:p>
      <text:p text:style-name="P13"/>
      <text:p text:style-name="P14">Man har langtidsplanlegger og korttidsplanlegger. <text:span text:style-name="T3">Langtidsplaneren</text:span> velger hvilke prosesser som skal i klarkøen og starter sjeldent (sekunder) og kan være treg. Den styrer også graden av multiprogrammering. <text:span text:style-name="T3">Korttidsplanlegger</text:span> (også kalt CPU planlegger) må være rask og startes ofte. <text:span text:style-name="T16">Denne velger hvilken prosess som skal startes nestegang på CPU og kan være organisert på forskjellige måter. </text:span></text:p>
      <text:p text:style-name="P14"/>
      <text:p text:style-name="P15"><text:span text:style-name="T3">Round Robin:</text:span> Hver prosess får en tidskvante q på CPU’en, vanligvis 10-100 ms, når tiden er brukt opp avbrytes prosessen og plasseres bakerst i <text:span text:style-name="T17">klar-</text:span>køen. <text:span text:style-name="T17">Hvis klarkøen inneholder n prosesser <text:tab/>og tidskvanten er q får hver prosess 1/n av CPU tiden i deler på q av gangen og en prosess venter aldri mer enn (n-1)q. </text:span></text:p>
      <text:p text:style-name="P15"/>
      <text:p text:style-name="P21">Klokken avbryter for på hvert tidskvantum for å planlegge neste prosess. Ytelsen av RR blir lik FCFS ved store q og hvis q er for liten får vi store administrasjonskostnader. Dermed bør q være stor ift kotekstveksleren som typisk mindre enn 10 ms. Dermed er 10-100 ms en rimelig q. </text:p>
      <text:p text:style-name="P16"/>
      <text:p text:style-name="P21">RR har typisk lengre behandlingstid enne SJF (shortest job first) men bedre respons. </text:p>
      <text:p text:style-name="P16"/>
      <text:p text:style-name="P17"><text:span text:style-name="T3">Flernivå kø: </text:span>Her er klarkøen delt i flere nivåer f.eks. Forgrunnskø (interaktiv) og bakgrunnskø(satsvis) og en prosess er permanent i en gitt kø. Hver kø ha sin egen algoritme: forgrunnskø(Round robin) bakgrunnskø (FCFS).</text:p>
      <text:p text:style-name="P17"/>
      <text:p text:style-name="P18">Forskjellige måter å prioritere de to køene på. Enten Fast prioritetsplanlegging der forgrunnskøen behandles først og deretter bakgrunnskøen, dette kan medføre utsulting. Eller CPU-tidsdeling for hver kø, f.eks. 80% forgrunnskø og 20% bakgrunnskø. </text:p>
      <text:p text:style-name="P18"/>
      <text:p text:style-name="P19">Littles Lov: n = <text:span text:style-name="T18">λ</text:span><text:span text:style-name="T21"> * W hvor n er gjennomsnittlig kølengde, <text:s/></text:span><text:span text:style-name="T18">λ er gjennomsnittlig ankomstfrekvens til kø og W er gjennomsnittlig ventetid i kø. I en stabil tilstand må prosesser som forlater køen være lik prosesser som ankommer køen. <text:tab/>Hvis 6 prosesser ankommer hvert sekund og normalt 12 prosesser er i køen er gjennomsnittlig ventetid 2 sekunder for hver prosess. </text:span></text:p>
      <text:p text:style-name="P22"/>
      <text:p text:style-name="P20"><text:soft-page-break/><text:span text:style-name="T19">Kritisk region:</text:span><text:span text:style-name="T18"> Anta et system med n prosesser (p0, p1, ... , p(n-1). Hver prosess har kritiske regioner </text:span><text:span text:style-name="T20">der den f.eks.</text:span><text:span text:style-name="T18"> kan endre felles variabler, oppdatere tabeller, skrive til fil osv, men når en prosess er i en kritisk region, kan ingen andre være i sine kritiske regioner. En protokoll kan løse problemet med kritiske regioner. Hver prosess spør om lov til å gå inn i en kritisk region i en inngangsregion. Deretter utfører den og forteller andre når den er ferdig og kan så fortsette.</text:span></text:p>
      <text:p text:style-name="P23"/>
      <text:p text:style-name="P24">Det finnes flere måter å løse kritisk region problemer på <text:span text:style-name="T23">og for at man skal løse problemene må følgende krav være tilfredstillt: </text:span><text:s/><text:span text:style-name="T22">gjensidig utelukking, altså hvis en prosess er i sin kritiske region får ingen andre prosesser være i sine. Fremdrift, altså at det blir gjort en utvelgelse slik at ingen prosesser må vente i det uendelige og sist men ikke minst Begrenset venting, altså at det finnes en grense for antall ganger andre prosesser får gå i sine kritiske regioner når en prosess har gjort en forespørsel om å gå i sin. Løsningene er også avhengig av om kjernen er avbrytbar eller ikke.</text:span></text:p>
      <text:p text:style-name="P23"/>
      <text:p text:style-name="P40">Petersons Løsning: <text:span text:style-name="T9">God algoritmisk beskrivelse for å løse problemet </text:span><text:span text:style-name="T12">med kritiske regioner</text:span><text:span text:style-name="T9"> som baseres på en to prosessor løsning. Antar at lese og lagre-instruksjonene er atomiske, altså ikke avbrytbare. </text:span><text:span text:style-name="T10">De to prosessene deler to variabler, int turn og boolean flag[2]. </text:span><text:span text:style-name="T11">Algoritmen ser slik ut:</text:span></text:p>
      <text:p text:style-name="P41"><text:span text:style-name="T5">do{</text:span></text:p>
      <text:p text:style-name="P41"><text:span text:style-name="T5"><text:tab/>flag[i] = true;</text:span></text:p>
      <text:p text:style-name="P41"><text:span text:style-name="T5"><text:tab/>turn = j;</text:span></text:p>
      <text:p text:style-name="P41"><text:span text:style-name="T5"><text:tab/>while (flag[i] &amp;&amp; turn == j);</text:span></text:p>
      <text:p text:style-name="P41"><text:span text:style-name="T5"><text:tab/><text:tab/>critical section</text:span></text:p>
      <text:p text:style-name="P41"><text:span text:style-name="T5"><text:tab/>flag[i] = false</text:span></text:p>
      <text:p text:style-name="P26"/>
      <text:p text:style-name="P27"><text:span text:style-name="T3">Mutex Lås:</text:span> <text:span text:style-name="T26">Den enkleste form for synkroniseringsverktøy.</text:span></text:p>
      <text:p text:style-name="P27"/>
      <text:p text:style-name="P27"><text:span text:style-name="T3">Semaforer: </text:span><text:span text:style-name="T25">Er et synkroniseringsverktøy som ikke krever aktiv venting. En semafor S er en heltallsvariabel og har to operasjoner, wait() og signal(). Semaforer er lite komplisert og S kan bare påvirkes av to atomiske operasjonene som følger:</text:span></text:p>
      <text:p text:style-name="P30">void wait (S) {</text:p>
      <text:p text:style-name="P30"><text:tab/>while(S &lt;= 0)</text:p>
      <text:p text:style-name="P30"><text:tab/><text:tab/>; // busy wait</text:p>
      <text:p text:style-name="P30"><text:tab/>S--;</text:p>
      <text:p text:style-name="P30">}</text:p>
      <text:p text:style-name="P32">og</text:p>
      <text:p text:style-name="P30">void signal (S) {</text:p>
      <text:p text:style-name="P30"><text:tab/>S++;</text:p>
      <text:p text:style-name="P30">}</text:p>
      <text:p text:style-name="P30"/>
      <text:p text:style-name="P30"/>
      <text:p text:style-name="P30"/>
      <text:p text:style-name="P31">En semafor kan brukes <text:span text:style-name="T27">som en</text:span> telle-semafor (heltall), <text:span text:style-name="T27">eller </text:span>en binærsemafor (0 og 1). <text:span text:style-name="T27">Den kan brukes istedet for mutex lås i systemer som ikke har dette for gjensidig utelukking. </text:span><text:s/>en tellesemafor kan implementeres ved en binær semafor, kan løse mange synkroniseringsproblemer <text:span text:style-name="T28">som blant annet bounded buffer problem, <text:s/>readers-writers problem og the dining-philosophers problem.</text:span></text:p>
      <text:p text:style-name="P27"/>
      <text:p text:style-name="P27"><text:span text:style-name="T3">Monitor:</text:span> !!</text:p>
      <text:p text:style-name="P27"/>
      <text:p text:style-name="P42">Vranglås:</text:p>
      <text:p text:style-name="P29">Systemmodellen til basis for vranglås er som følger: Systemet består av ressurser som er fordelt på ressurstypene R1, R2, ... Rm. Dette kan være CPU sykler, hukommelsesområde I/O enheter osv. Hver ressurstype har Wi instanser. Ressursene blir brukt ved at en prosess ber om ressursen (request), bruker ressursen (use), frigir ressursen (release).</text:p>
      <text:p text:style-name="P29"><text:soft-page-break/>Betingelser for Vranglås er som følger; gjensidig utelukkelse ved bruk av ressurser, Hold og vent prinsipp altså at en prosess venter på å skaffe seg flere ressurser hvis den allerede holder på en ressurs, ikke avbrytbar altså ressursen kan kun frigis frivillig av en prosess <text:span text:style-name="T25">som holder den og til slutt sirkulær venting. </text:span></text:p>
      <text:p text:style-name="P42">Sikker Tilstan<text:span text:style-name="T25">d. </text:span><text:span text:style-name="T13">Når en prosess ber om en tilgjengelig ressurs må systemet bestemme om allokeringen fører systemet til en sikker eller usikker tilstand.</text:span></text:p>
      <text:p text:style-name="P33">Systemet er i en sikker tilstand hvis det eksisterer en sekvens &lt;P1, P2, .., Pn&gt; for alle prosesser slik at for hver Pi, kan Pi fremdeles få ressursene den trenger blandt tilgjengelige ressurser + ressurser holdt av Pj, når j&lt;i. <text:span text:style-name="T29">Altså hvis Pi’s ressursbehov ikke er umiddelbart tilgjengelig, kan Pi vente til alle Pj er ferdige. Når Pj er ferdig, kan Pi få nødvendige ressurser , utføres, returnere allokerte ressurser og avsluttes. Når Pi avsluttes, kan P(i+1) få sine trengte ressurser osv. Et system i sikker tilstand har ingen mulighet for vranglås mens et system i en usikker tilstand kan gå i vranglås. For å unngå dette må vi holde systemet i sikker tilstand. </text:span></text:p>
      <text:p text:style-name="P33"/>
      <text:p text:style-name="P43">Ressursallokeringsgraf: !!</text:p>
      <text:p text:style-name="P27"/>
      <text:p text:style-name="P28"><text:span text:style-name="T3">Banksjefens algoritme:</text:span><text:span text:style-name="T30"> kan beskrives som en vranglås unngåelse algoritme som er mindre effektiv enn ressurs allokerings graf systemet men kan brukes på et system med flere ressurser med flere instanser. </text:span></text:p>
      <text:p text:style-name="P35"/>
      <text:p text:style-name="P36">Følgende krav må alltid være oppfylt i banksjefens algoritme:</text:p>
      <text:p text:style-name="P36">- enhver prosess som kommer inn i systemet må deklarere et maks behov instanser for hver ressurs i systemet, de kan ikke overgå maks antall instanser tilgjengelig. </text:p>
      <text:p text:style-name="P36">- <text:span text:style-name="T33">når en prosess ber om et sett med ressurser må systemet avgjøre om tildelingen av ressursene etterlater systemet i en safety state og hvis dette er tilfelle blir ressursene allokert, hvis ikke må prosessen vente til en annen prosess har frigjort ressurser.</text:span></text:p>
      <text:p text:style-name="P36"/>
      <text:p text:style-name="P37">Følgende datastruktur må vedlikeholdes i algoritmen:</text:p>
      <text:p text:style-name="P38">Available: en vektor av lengden <text:span text:style-name="T34">m</text:span> der Available[j] = k tilsvarer at for ressurs R<text:span text:style-name="T36">j</text:span> er k instanser tilgjengelig. </text:p>
      <text:p text:style-name="P38">Max: en <text:span text:style-name="T34">n</text:span> * <text:span text:style-name="T34">m</text:span> matrise der Max[i][j] = k tilsvarer at prosess P<text:span text:style-name="T36">i</text:span> har et maks behov av <text:span text:style-name="T34">k</text:span> instanser av ressurs R<text:span text:style-name="T36">j</text:span>.</text:p>
      <text:p text:style-name="P38">Allocation: en <text:span text:style-name="T34">n * m</text:span> matrise der Allocation[i][j] = k har en prosess P<text:span text:style-name="T36">i</text:span> allokert <text:span text:style-name="T34">k</text:span> instanser av ressurs Rj.</text:p>
      <text:p text:style-name="P38">Need: en<text:span text:style-name="T34"> n*m</text:span> matrise der Need[i][j] = k der en prosess P<text:span text:style-name="T36">i</text:span> har behovet av <text:span text:style-name="T34">k</text:span> instanser av ressurs R<text:span text:style-name="T37">j</text:span>. Tilsvarer også Max – Allocation = Need. </text:p>
      <text:p text:style-name="P38"/>
      <text:p text:style-name="P38">Safety algoritmen som bankers algoritme må tilfredstille til enhver tid kan da beskrives som følger hvor man følger hvert steg helt til man ender på slutten av steg 4 i en sikker tilstand.</text:p>
      <text:p text:style-name="P38">1. Vi lar <text:span text:style-name="T34">work</text:span> og <text:span text:style-name="T34">finish</text:span> være vektorer av lengden <text:span text:style-name="T34">n</text:span> og <text:span text:style-name="T34">m</text:span> henholdsvis og setter i første steg <text:span text:style-name="T38">w</text:span>ork = Available <text:span text:style-name="T38">og finish[i] = false for alle </text:span><text:span text:style-name="T35">i</text:span><text:span text:style-name="T38"> (1,2,..,n-1). Og fortsetter så til steg 2.</text:span></text:p>
      <text:p text:style-name="P39">2. Vi finner en index i slik at finish[i] = false &amp; Need<text:span text:style-name="T36">i</text:span> &lt;= Work. Hvis dette ikke finnes går vi til steg 4, hvis det finnes går vi til steg 3.</text:p>
      <text:p text:style-name="P39">3. Vi setter nå work = work + Allocation<text:span text:style-name="T36">i </text:span><text:span text:style-name="T31">og finish[i] = true og går så til steg 2 igjen.</text:span></text:p>
      <text:p text:style-name="P39"><text:span text:style-name="T31">4. hvis finish[i] = true for alle </text:span><text:span text:style-name="T32">i</text:span><text:span text:style-name="T31"> er systemet i en sikker tilstand. Hvis man ikke kommet til steg 4 er systemet ikke i en sikker tilstand og i Bankers algoritmen kan dermed ikke ressursene tildeles før andre prosesser er fullført.</text:span></text:p>
      <text:p text:style-name="P39"><text:span text:style-name="T31"/></text:p>
      <text:p text:style-name="P34"><text:span text:style-name="T31">For å sjekke om en forespørsel kan godkjennes og tildeles må systemet sjekke at safety algoritmen etterlater systemet i en sikker tilstand dersom ressursene ble tildelt. Man sjekker da først om forespørselen er innenfor max grensene til prosessen og om der er nok tilgjengelige ressurser. Hvis det er det endrer man available og oppdaterer need og allocation for prosessen og sjekker da </text:span><text:soft-page-break/><text:span text:style-name="T31">algoritmen over igjen med disse teoretiske nye preferansene. Hvis systemet med de nye preferansene fortsatt blir etterlatt i en sikker tilstand blir ressursene tildelt og systemets datastruktur oppdatert.</text:span></text:p>
      <text:p text:style-name="P27"/>
      <text:p text:style-name="P27"/>
      <text:p text:style-name="P27"/>
      <text:p text:style-name="P26"/>
      <text:p text:style-name="P23"/>
      <text:p text:style-name="P14"/>
      <text:p text:style-name="P14"/>
      <text:p text:style-name="P12"/>
      <text:p text:style-name="P10"/>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1:20:40.030895356</meta:creation-date>
    <dc:date>2017-11-23T21:38:11.613122661</dc:date>
    <meta:editing-duration>P1DT11H54M59S</meta:editing-duration>
    <meta:editing-cycles>7</meta:editing-cycles>
    <meta:generator>LibreOffice/5.1.6.2$Linux_X86_64 LibreOffice_project/10m0$Build-2</meta:generator>
    <meta:document-statistic meta:table-count="0" meta:image-count="0" meta:object-count="0" meta:page-count="5" meta:paragraph-count="73" meta:word-count="2087" meta:character-count="13169" meta:non-whitespace-character-count="11112"/>
  </office:meta>
</office:document-meta>
</file>